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emandas">
            <text:p>Demandas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Estamos enfrentando problemas para validar a apólice nº 123 junto ao órgão contratante. Poderiam nos ajudar?">
            <text:p>Estamos enfrentando problemas para validar a apólice nº 123 junto ao órgão contratante. Poderiam nos ajudar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Há uma divergência nas informações registradas na apólice nº 123 e precisamos de uma retificação urgente.">
            <text:p>Há uma divergência nas informações registradas na apólice nº 123 e precisamos de uma retificação urg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A apólice nº 123 foi emitida com dados incorretos e precisamos realizar a correção o mais rápido possível.">
            <text:p>A apólice nº 123 foi emitida com dados incorretos e precisamos realizar a correção o mais rápido possível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Poderiam confirmar se o pagamento do prêmio da apólice nº 123 foi devidamente processado?">
            <text:p>Poderiam confirmar se o pagamento do prêmio da apólice nº 123 foi devidamente processad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Solicito a inclusão de um novo aditivo à apólice nº 123 para cobrir os serviços adicionais contratados recentemente.">
            <text:p>Solicito a inclusão de um novo aditivo à apólice nº 123 para cobrir os serviços adicionais contratados recentemente.</text:p>
          </table:table-cell>
        </table:table-row>
        <table:table-row>
          <table:table-cell office:value-type="string" office:value="A empresa tomadora do contrato garantido pela apólice nº 123 entrou em recuperação judicial. Quais medidas podemos tomar?">
            <text:p>A empresa tomadora do contrato garantido pela apólice nº 123 entrou em recuperação judicial. Quais medidas podemos tomar?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O prazo da apólice nº 123 está se encerrando e precisamos prorrogar por mais 6 meses. Quais os procedimentos?">
            <text:p>O prazo da apólice nº 123 está se encerrando e precisamos prorrogar por mais 6 meses. Quais os procedimentos?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O tomador não cumpriu as condições do contrato e estamos acionando a apólice nº 123. Como proceder para solicitar a indenização?">
            <text:p>O tomador não cumpriu as condições do contrato e estamos acionando a apólice nº 123. Como proceder para solicitar a indenização?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Preciso de uma atualização no valor da apólice nº 123 em função de um novo contrato aditivo assinado recentemente.">
            <text:p>Preciso de uma atualização no valor da apólice nº 123 em função de um novo contrato aditivo assinado recentemente.</text:p>
          </table:table-cell>
        </table:table-row>
        <table:table-row>
          <table:table-cell office:value-type="string" office:value="Solicito alteração do beneficiário na apólice nº 123, conforme instruções enviadas anteriormente.">
            <text:p>Solicito alteração do beneficiário na apólice nº 123, conforme instruções enviadas anteriormente.</text:p>
          </table:table-cell>
        </table:table-row>
        <table:table-row>
          <table:table-cell office:value-type="string" office:value="Gostaria de saber por que a apólice nº 123 ainda não foi liberada, mesmo após o cumprimento das exigências.">
            <text:p>Gostaria de saber por que a apólice nº 123 ainda não foi liberada, mesmo após o cumprimento das exigências.</text:p>
          </table:table-cell>
        </table:table-row>
        <table:table-row>
          <table:table-cell office:value-type="string" office:value="Gostaria de saber como proceder para alterar a cobertura da apólice nº 123, visto que o valor do contrato principal foi alterado.">
            <text:p>Gostaria de saber como proceder para alterar a cobertura da apólice nº 123, visto que o valor do contrato principal foi alterado.</text:p>
          </table:table-cell>
        </table:table-row>
        <table:table-row>
          <table:table-cell office:value-type="string" office:value="Solicito informações sobre o status da apólice nº 123, que deveria ter sido registrada na SUSEP há mais de 30 dias.">
            <text:p>Solicito informações sobre o status da apólice nº 123, que deveria ter sido registrada na SUSEP há mais de 30 dias.</text:p>
          </table:table-cell>
        </table:table-row>
        <table:table-row>
          <table:table-cell office:value-type="string" office:value="A apólice nº 123 já foi cancelada e não recebemos o reembolso do prêmio proporcional. Podem verificar?">
            <text:p>A apólice nº 123 já foi cancelada e não recebemos o reembolso do prêmio proporcional. Podem verificar?</text:p>
          </table:table-cell>
        </table:table-row>
        <table:table-row>
          <table:table-cell office:value-type="string" office:value="O site da SUSEP não está aceitando o número da apólice nº 123 para consulta, poderiam verificar o que está acontecendo?">
            <text:p>O site da SUSEP não está aceitando o número da apólice nº 123 para consulta, poderiam verificar o que está acontecendo?</text:p>
          </table:table-cell>
        </table:table-row>
        <table:table-row>
          <table:table-cell office:value-type="string" office:value="Quais documentos são necessários para solicitar a liberação da apólice nº 123 após o cumprimento das obrigações contratuais?">
            <text:p>Quais documentos são necessários para solicitar a liberação da apólice nº 123 após o cumprimento das obrigações contratuais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